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Slanted 17" svg:font-family="'LM Roman Slanted 17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cc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stroke="non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</style:style>
    <style:style style:name="gr1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2" style:family="graphic" style:parent-style-name="objectwithoutfill">
      <style:graphic-properties draw:fill="none" draw:textarea-vertical-align="middle" draw:shadow="hidden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style:font-name="LM Roman Slanted 17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text-properties fo:font-size="18pt" fo:font-weight="bold"/>
    </style:style>
    <style:style style:name="T1" style:family="text">
      <style:text-properties fo:font-size="18pt"/>
    </style:style>
    <style:style style:name="T2" style:family="text">
      <style:text-properties style:font-name="LM Roman Slanted 17" fo:font-size="18pt"/>
    </style:style>
    <style:style style:name="T3" style:family="text">
      <style:text-properties style:font-name="LM Roman Slanted 17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style:font-name="LM Roman Slanted 17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M Roman Slanted 17" fo:font-size="12pt" style:font-size-asian="12pt" style:font-size-complex="12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2.4cm" svg:x="2.4cm" svg:y="2.7cm">
          <text:p text:style-name="P1"><text:span text:style-name="T1">Data</text:span></text:p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2.499cm" draw:transform="rotate (1.57166899142089) translate (8.901cm 6.202cm)">
          <text:p text:style-name="P1"><text:span text:style-name="T1">Hashing </text:span></text:p>
          <text:p text:style-name="P1"><text:span text:style-name="T2">f(x)</text:span></text:p>
          <draw:enhanced-geometry svg:viewBox="0 0 21600 21600" draw:mirror-horizontal="false" draw:mirror-vertical="false" draw:glue-points="?f6 10800 10800 21600 ?f5 10800 10800 0" draw:text-areas="?f3 ?f3 ?f4 ?f4" draw:type="trapezoid" draw:modifiers="5154.22257300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1cm" svg:height="0.9cm" svg:x="6.8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1cm" svg:height="0.9cm" svg:x="11.4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297cm" svg:height="1.496cm" svg:x="13.7cm" svg:y="3.104cm">
          <draw:text-box>
            <text:p><text:span text:style-name="T3">[0,n)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4.4cm" svg:height="1.4cm" svg:x="1.6cm" svg:y="4.7cm">
          <text:p text:style-name="P1"><text:span text:style-name="T2">ASCII ch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2.499cm" draw:transform="rotate (1.57166899142089) translate (8.104cm 11.001cm)">
          <text:p text:style-name="P1"><text:span text:style-name="T1">Hashing </text:span></text:p>
          <text:p text:style-name="P1"><text:span text:style-name="T4">f(x) = hash + char</text:span></text:p>
          <draw:enhanced-geometry svg:viewBox="0 0 21600 21600" draw:mirror-horizontal="false" draw:mirror-vertical="false" draw:glue-points="?f6 10800 10800 21600 ?f5 10800 10800 0" draw:text-areas="?f3 ?f3 ?f4 ?f4" draw:type="trapezoid" draw:modifiers="5154.22257300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1cm" svg:height="0.9cm" svg:x="6cm" svg:y="4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1cm" svg:height="0.9cm" svg:x="10.6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1.4cm" svg:x="1.6cm" svg:y="8.1cm">
          <text:p text:style-name="P1"><text:span text:style-name="T2">hash acc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cm" svg:height="0.9cm" svg:x="6cm" svg:y="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4cm" svg:height="1.4cm" svg:x="12.7cm" svg:y="6.6cm">
          <text:p text:style-name="P1"><text:span text:style-name="T2">Hashing </text:span></text:p>
          <text:p text:style-name="P1"><text:span text:style-name="T4">% 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8cm" svg:height="0.4cm" svg:x="3.5cm" svg:y="1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3.3cm" svg:x="14.8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cm" svg:height="0.9cm" draw:transform="rotate (1.57899937427927) translate (3.2cm 11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6" draw:text-style-name="P1" draw:layer="layout" svg:width="1.8cm" svg:height="1.6cm" svg:x="4.7cm" svg:y="5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72cm" svg:height="1.361cm" svg:x="1.528cm" svg:y="4.839cm">
          <draw:text-box>
            <text:p><text:span text:style-name="T5">1-word</text:span></text:p>
            <text:p><text:span text:style-name="T5">Buckets</text:span></text:p>
          </draw:text-box>
        </draw:frame>
        <draw:custom-shape draw:style-name="gr7" draw:text-style-name="P2" draw:layer="layout" svg:width="1.8cm" svg:height="1.6cm" svg:x="6.5cm" svg:y="5.2cm">
          <text:p text:style-name="P1"><text:span text:style-name="T4">Datum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cm" svg:height="1.6cm" svg:x="8.3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cm" svg:height="1.6cm" svg:x="10.1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cm" svg:height="1.6cm" svg:x="11.9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cm" svg:height="1.6cm" svg:x="15.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1.4cm" svg:x="1.4cm" svg:y="1.3cm">
          <text:p text:style-name="P1"><text:span text:style-name="T4">Datum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1cm" svg:height="0.9cm" svg:x="3.7cm" svg:y="1.6cm">
          <text:p text:style-name="P1"><text:span text:style-name="T6">Ha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3cm" svg:height="1.4cm" svg:x="5.8cm" svg:y="1.3cm">
          <text:p text:style-name="P1"><text:span text:style-name="T4">Hash 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1.4cm" svg:x="1.4cm" svg:y="1.3cm">
          <text:p text:style-name="P1"><text:span text:style-name="T4">Datum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.2cm" svg:y="1.1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6cm" svg:height="0.6cm" svg:x="5.5cm" svg:y="1.1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3.309cm" svg:height="0.886cm" svg:x="8.844cm" svg:y="3.6cm">
          <draw:text-box>
            <text:p><text:span text:style-name="T7">Hash Table</text:span></text:p>
          </draw:text-box>
        </draw:frame>
        <draw:frame draw:style-name="gr10" draw:text-style-name="P4" draw:layer="layout" svg:width="3.7cm" svg:height="1.361cm" svg:x="1.2cm" svg:y="6.9cm">
          <draw:text-box>
            <text:p><text:span text:style-name="T5">Base </text:span></text:p>
            <text:p><text:span text:style-name="T5">Pointer (HEX)</text:span></text:p>
          </draw:text-box>
        </draw:frame>
        <draw:line draw:style-name="gr11" draw:text-style-name="P1" draw:layer="layout" svg:x1="3cm" svg:y1="7.5cm" svg:x2="4.7cm" svg:y2="6.8cm">
          <text:p/>
        </draw:line>
        <draw:custom-shape draw:style-name="gr8" draw:text-style-name="P5" draw:layer="layout" svg:width="2.1cm" svg:height="0.9cm" svg:x="3.7cm" svg:y="1.6cm">
          <text:p text:style-name="P1"><text:span text:style-name="T6">Ha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2.504cm" svg:height="0.9cm" draw:transform="rotate (-1.58126830230686) translate (7.4cm 2.7cm)">
          <text:p text:style-name="P1"><text:span text:style-name="T6">Find bucke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13.5cm" svg:height="0.806cm" svg:x="4.7cm" svg:y="6.901cm">
          <draw:text-box>
            <text:p><text:span text:style-name="T5"><text:s text:c="2"/></text:span><text:span text:style-name="T5">[+0]</text:span><text:span text:style-name="T5"><text:tab/></text:span><text:span text:style-name="T5"> <text:s text:c="5"/>[+4]</text:span><text:span text:style-name="T5"><text:tab/></text:span><text:span text:style-name="T5"> [+8]</text:span><text:span text:style-name="T5"><text:tab/></text:span><text:span text:style-name="T5"> <text:s text:c="3"/>[+C] <text:s text:c="4"/>[+10] <text:s text:c="6"/>... <text:s text:c="4"/>[+ (n*4) - 4]</text:span></text:p>
          </draw:text-box>
        </draw:frame>
        <draw:custom-shape draw:style-name="gr9" draw:text-style-name="P6" draw:layer="layout" svg:width="0.6cm" svg:height="0.6cm" svg:x="6.3cm" svg:y="5.1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.3cm" svg:y1="8.4cm" svg:x2="20cm" svg:y2="8.4cm">
          <text:p/>
        </draw:line>
        <draw:frame draw:style-name="gr4" draw:text-style-name="P7" draw:layer="layout" svg:width="5.828cm" svg:height="0.886cm" svg:x="1.291cm" svg:y="8.6cm">
          <draw:text-box>
            <text:p><text:span text:style-name="T7">Cases (when adding)</text:span></text:p>
          </draw:text-box>
        </draw:frame>
        <draw:frame draw:style-name="gr4" draw:text-style-name="P4" draw:layer="layout" svg:width="4.011cm" svg:height="0.806cm" svg:x="1.5cm" svg:y="9.5cm">
          <draw:text-box>
            <text:p><text:span text:style-name="T5">Bucket is empty</text:span></text:p>
          </draw:text-box>
        </draw:frame>
        <draw:custom-shape draw:style-name="gr7" draw:text-style-name="P2" draw:layer="layout" svg:width="1.8cm" svg:height="1.6cm" svg:x="2.5cm" svg:y="10.5cm">
          <text:p text:style-name="P1"><text:span text:style-name="T4">Datu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717cm" svg:height="0.806cm" svg:x="7.701cm" svg:y="9.5cm">
          <draw:text-box>
            <text:p><text:span text:style-name="T5">Bucket has two or more elements (Linked List)</text:span></text:p>
          </draw:text-box>
        </draw:frame>
        <draw:custom-shape draw:style-name="gr6" draw:text-style-name="P2" draw:layer="layout" svg:width="1.8cm" svg:height="1.6cm" svg:x="7.3cm" svg:y="10.5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4cm" svg:height="0.4cm" svg:x="8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8cm" svg:height="1.6cm" svg:x="10cm" svg:y="10.5cm">
          <text:p text:style-name="P1"><text:span text:style-name="T4">Datum</text:span></text:p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8.4cm" svg:y1="11.3cm" svg:x2="10cm" svg:y2="11.3cm">
          <text:p/>
        </draw:line>
        <draw:frame draw:style-name="gr4" draw:text-style-name="P4" draw:layer="layout" svg:width="2.022cm" svg:height="0.806cm" svg:x="2.428cm" svg:y="12.24cm">
          <draw:text-box>
            <text:p><text:span text:style-name="T5">Bucket</text:span></text:p>
          </draw:text-box>
        </draw:frame>
        <draw:frame draw:style-name="gr4" draw:text-style-name="P4" draw:layer="layout" svg:width="2.022cm" svg:height="0.806cm" svg:x="7.228cm" svg:y="12.24cm">
          <draw:text-box>
            <text:p><text:span text:style-name="T5">Bucket</text:span></text:p>
          </draw:text-box>
        </draw:frame>
        <draw:custom-shape draw:style-name="gr6" draw:text-style-name="P2" draw:layer="layout" svg:width="1.8cm" svg:height="1.6cm" svg:x="11.8cm" svg:y="10.5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4cm" svg:height="0.4cm" svg:x="12.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2.9cm" svg:y1="11.3cm" svg:x2="14.5cm" svg:y2="11.3cm">
          <text:p/>
        </draw:line>
        <draw:custom-shape draw:style-name="gr7" draw:text-style-name="P2" draw:layer="layout" svg:width="1.8cm" svg:height="1.6cm" svg:x="14.5cm" svg:y="10.5cm">
          <text:p text:style-name="P1"><text:span text:style-name="T4">Datum</text:span></text:p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8cm" svg:height="1.6cm" svg:x="16.3cm" svg:y="10.5cm">
          <text:p text:style-name="P1"><text:span text:style-name="T5">NULL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02cm" svg:height="0.806cm" svg:x="10.728cm" svg:y="12.24cm">
          <draw:text-box>
            <text:p><text:span text:style-name="T5">Node 1</text:span></text:p>
          </draw:text-box>
        </draw:frame>
        <draw:frame draw:style-name="gr4" draw:text-style-name="P4" draw:layer="layout" svg:width="2.102cm" svg:height="0.806cm" svg:x="15.328cm" svg:y="12.24cm">
          <draw:text-box>
            <text:p><text:span text:style-name="T5">Node 2</text:span></text:p>
          </draw:text-box>
        </draw:frame>
        <draw:frame draw:style-name="gr4" draw:text-style-name="P9" draw:layer="layout" svg:width="1.035cm" svg:height="0.962cm" svg:x="14cm" svg:y="5.5cm">
          <draw:text-box>
            <text:p><text:span text:style-name="T8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M Roman Slanted 17" svg:font-family="'LM Roman Slanted 17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5:29:42.378963384</meta:creation-date>
    <dc:date>2014-11-11T00:50:17.314819451</dc:date>
    <meta:editing-duration>PT1H8M49S</meta:editing-duration>
    <meta:editing-cycles>3</meta:editing-cycles>
    <meta:generator>LibreOffice/4.1.3.2$Linux_X86_64 LibreOffice_project/410m0$Build-2</meta:generator>
    <meta:document-statistic meta:object-count="54"/>
  </office:meta>
</office:document-meta>
</file>